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7.87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brica_2021041214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tivo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discriminacao</text:p>
          </table:table-cell>
          <table:table-cell office:value-type="string" calcext:value-type="string">
            <text:p>fgts</text:p>
          </table:table-cell>
          <table:table-cell office:value-type="string" calcext:value-type="string">
            <text:p>inss</text:p>
          </table:table-cell>
          <table:table-cell office:value-type="string" calcext:value-type="string">
            <text:p>irrf</text:p>
          </table:table-cell>
          <table:table-cell office:value-type="string" calcext:value-type="string">
            <text:p>tipo_rubrica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no PIS / PASEP</text:p>
          </table:table-cell>
          <table:table-cell office:value-type="string" calcext:value-type="string">
            <text:p>Abono do Programa de Integração Social PIS e do Programa de Assistência ao</text:p>
            <text:p>Servidor Público PASEP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bono Pecuniário de Férias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onos Eventuais ou NÃO</text:p>
          </table:table-cell>
          <table:table-cell office:value-type="string" calcext:value-type="string">
            <text:p>Abonos Eventuais ou NÃO - as importâncias recebidas a título de ganhos eventuais e</text:p>
            <text:p>os abonos expressamente desvinculados do salário, por força da lei. O “ou NÃO” por</text:p>
            <text:p>força da queda da MP 808/2017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icionais em geral</text:p>
          </table:table-cell>
          <table:table-cell office:value-type="string" calcext:value-type="string">
            <text:p>Adicionais em geral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ic. insalub, peric. e trabalho noturno</text:p>
          </table:table-cell>
          <table:table-cell office:value-type="string" calcext:value-type="string">
            <text:p>Adicionais de insalubridade, periculosidade e do trabalho noturno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icional por tempo de serviço</text:p>
          </table:table-cell>
          <table:table-cell office:value-type="string" calcext:value-type="string">
            <text:p>Adicional por tempo de serviço (quinquênios, triênios, etc.)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icional por transferência de local de trabalho</text:p>
          </table:table-cell>
          <table:table-cell office:value-type="string" calcext:value-type="string">
            <text:p>Adicional por transferência de local de trabalho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juda de custo</text:p>
          </table:table-cell>
          <table:table-cell office:value-type="string" calcext:value-type="string">
            <text:p>Ajuda de custo, em parcela única, recebida exclusivamente em decorrência de</text:p>
            <text:p>mudança de local de trabalho do empregado, na forma do art. 470 da CLT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uda de custo - aeronauta</text:p>
          </table:table-cell>
          <table:table-cell office:value-type="string" calcext:value-type="string">
            <text:p>Ajudas de custo e o adicional mensal recebidos pelo aeronauta nos termos da Lei nº</text:p>
            <text:p>5.929, de 30 de outubro de 1973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judas de custo em geral</text:p>
          </table:table-cell>
          <table:table-cell office:value-type="string" calcext:value-type="string">
            <text:p>Ajudas de custo em geral – com a queda da MP 808/2017, não há mais limite de</text:p>
            <text:p>50% da remuneração mensal (art. 457 da CLT, alterado). Recomendamos CUIDADO</text:p>
            <text:p>pois a legislação previdenciária NÃO MUDOU e, por este motivo a “(?)” na coluna</text:p>
            <text:p>INSS!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sistência</text:p>
          </table:table-cell>
          <table:table-cell office:value-type="string" calcext:value-type="string">
            <text:p>Assistência - as parcelas destinadas à assistência ao trabalhador da agroindústria</text:p>
            <text:p>canavieira, de que trata o art. 36 da Lei nº 4.87false, de 1º de dezembro de 1965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xílio-Alimentação - PAT</text:p>
          </table:table-cell>
          <table:table-cell office:value-type="string" calcext:value-type="string">
            <text:p>Auxílio-Alimentação, dado de acordo com o PAT (Lei 6.321/76 - Programa de Alimentação do Trabalhador) e cadastro no site www.mte.gov.br. Ou dado IN NATURA (o próprio alimento), MESMO SEM CADASTRO NO PAT (ADI RFB 03/2015 DOU 16/04/2015).</text:p>
            <text:p>Órgãos públicos podem se inscrever no PAT para evitar a tributação (desde que o Auxílio seja dado em ticket ou carga em cartão e não em dinheiro)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xílio-Alimentação</text:p>
          </table:table-cell>
          <table:table-cell office:value-type="string" calcext:value-type="string">
            <text:p>Auxílio-Alimentação dado em dinheiro/espécie/pecúnia (ou carga em cartão sem inscrição no PAT), segundo a legislação previdenciária (exceto para servidores temporários federais).</text:p>
            <text:p>IRRF: isento para servidores públicos federais (IN RFB 1.500/14, 5º, II) 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xílio Doença</text:p>
          </table:table-cell>
          <table:table-cell office:value-type="string" calcext:value-type="string">
            <text:p>Auxílio Doença - a importância paga ao empregado a título de complementação ao</text:p>
            <text:p>valor do auxílio-doença, desde que este direito seja extensivo à totalidade dos</text:p>
            <text:p>empregados da empresa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xílio-Transporte</text:p>
          </table:table-cell>
          <table:table-cell office:value-type="string" calcext:value-type="string">
            <text:p>Auxílio-Transporte (valor dado em dinheiro, desvinculado do valor das passagens e em desacordo com a Lei do Vale-Transporte) ou Auxílio-Combustível.</text:p>
            <text:p>(*) IRRF: Isento para servidores da União (IN RFB 1.500/14, 5º, IV). ver tópico ValeTransporte!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iso prévio</text:p>
          </table:table-cell>
          <table:table-cell office:value-type="string" calcext:value-type="string">
            <text:p>Aviso prévio, trabalhado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iso prévio indenizado</text:p>
          </table:table-cell>
          <table:table-cell office:value-type="string" calcext:value-type="string">
            <text:p>Aviso prévio indenizado.</text:p>
            <text:p>Obs: Segundo a IN RFB 925/09 – alterada pela IN RFB 1.730/17, o Aviso Prévio Indenizado não deve ser informado na GFIP e não incide contribuição previdenciária a partir de 06/2016. O “avo” do 13º salário relativo à projeção do Aviso Prévio Indenizado incide contribuição (Vide Gratificação Natalina).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bá</text:p>
          </table:table-cell>
          <table:table-cell office:value-type="string" calcext:value-type="string">
            <text:p>Babá - o reembolso-babá, limitado ao menor salário-de-contribuição mensal e</text:p>
            <text:p>condicionado à comprovação do registro na Carteira de Trabalho e Previdência</text:p>
            <text:p>Social da empregada, do pagamento da remuneração e do recolhimento da</text:p>
            <text:p>contribuição previdenciária, pago em conformidade com a legislação trabalhista,</text:p>
            <text:p>observado o limite máximo de 6 (seis) anos de idade da criança;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lsa de Estágio</text:p>
          </table:table-cell>
          <table:table-cell office:value-type="string" calcext:value-type="string">
            <text:p>Bolsa de Estágio - Importância recebida a título de bolsa de complementação educacional de estagiário, quando paga nos termos da Lei nº 6.494, de 7 de dezembro de 1977 ou 11.788 de 25/09/08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ras bolsas de estudo</text:p>
          </table:table-cell>
          <table:table-cell office:value-type="string" calcext:value-type="string">
            <text:p>Outras bolsas de Estudos: ISENTAS também de IMPOSTO DE RENDA, como a do médico residente, mestrado, etc.</text:p>
            <text:p>Obs.: Bolsa de veterinário-residente é tributável, a RFB não aceita analogia – Solução de Consulta 42, de 12/09/2014)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lsa - Programa Mais Médicos</text:p>
          </table:table-cell>
          <table:table-cell office:value-type="string" calcext:value-type="string">
            <text:p>Bolsa - Programa Mais Médicos (contribuintes individuais) Lei 12.871/2013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sa Pronatec</text:p>
          </table:table-cell>
          <table:table-cell office:value-type="string" calcext:value-type="string">
            <text:p>Bolsa Pronatec: Não há desconto previdenciário se for recebida por servidor público</text:p>
            <text:p>federal dos Institutos Federais. Se for recebida por outra pessoa, é tributável SIM</text:p>
            <text:p>para fins previdenciários e IRRF.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omissões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ôngruas, prebendas e afins</text:p>
          </table:table-cell>
          <table:table-cell office:value-type="string" calcext:value-type="string">
            <text:p>Côngruas, prebendas e afins: Valores pagos a ministros de confissão religiosa (padres, pastores, etc) e que independem de natureza e da quantidade do trabalho executado.</text:p>
            <text:p>(*) = não há desconto na entidade, se é valor fixo.</text:p>
            <text:p>Se houver valor variável, é tributável para todos os fins como contribuinte individual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vênios Médicos para empregados</text:p>
          </table:table-cell>
          <table:table-cell office:value-type="string" calcext:value-type="string">
            <text:p>Convênios Médicos para empregados (parte paga pelo empregador) - O valor relativo à assistência prestada por serviço médico ou odontológico, próprio ou não, inclusive o reembolso de despesas com medicamentos, óculos, aparelhos ortopédicos, próteses, órteses, despesas médico-hospitalares e outras similares, mesmo quando concedido em diferentes modalidades de planos e coberturas, não integram o salário do empregado para qualquer efeito nem o salário de contribuição, para efeitos do previsto na alínea q do § 9o do art. 28 da Lei no 8.212, de 24 de julho de 1991. 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vênios Médicos para Dirigentes</text:p>
          </table:table-cell>
          <table:table-cell office:value-type="string" calcext:value-type="string">
            <text:p>Convênios Médicos para Dirigentes (parte paga pelo empregador) - SIM no IRRF,</text:p>
            <text:p>por não inclusão na lista de ISENTOS na IN RFB 1.500/14 (art. 5º, IX) e sem citação</text:p>
            <text:p>literal no parágrafo 5º do artigo 458 da CLT, que só cita “empregado”. (*) A IN SIT</text:p>
            <text:p>144/2018 (FGTS) é omissa quanto ao dirigente e isenta o empregado.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nvênios Médicos para DEPENDENTES</text:p>
          </table:table-cell>
          <table:table-cell office:value-type="string" calcext:value-type="string">
            <text:p>Convênios Médicos para DEPENDENTES de empregados e dirigentes (parte paga pelo empregador) – por falta de previsão legal LITERAL de DISPENSA de TRIBUTAÇÃO na legislação vigente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eche</text:p>
          </table:table-cell>
          <table:table-cell office:value-type="string" calcext:value-type="string">
            <text:p>Creche - o reembolso-creche pago em conformidade com a legislação trabalhista,</text:p>
            <text:p>observado o limite máximo de 6 (seis) anos de idade da criança (para fins de RGPS e</text:p>
            <text:p>FGTS), quando devidamente comprovadas as despesas realizadas;</text:p>
            <text:p>(*) IRRF: limite de 5 (cinco) anos (IN RFB 1.500/14, ART 62, inciso XIV)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spesas com Veículos</text:p>
          </table:table-cell>
          <table:table-cell office:value-type="string" calcext:value-type="string">
            <text:p>Despesas com Veículos - o ressarcimento de despesas pelo uso de veículo do</text:p>
            <text:p>empregado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árias para viagem</text:p>
          </table:table-cell>
          <table:table-cell office:value-type="string" calcext:value-type="string">
            <text:p>Diárias para viagem, de qualquer valor (CLT, art. 457, alterado pela Lei 13.467/17, com vigência a partir de 11/11/2017) 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árias para viagem - sem prestação de contas</text:p>
          </table:table-cell>
          <table:table-cell office:value-type="string" calcext:value-type="string">
            <text:p>Diárias para viagem, se não houver prestação de contas do montante gasto (IN SIT 144/2018, DOU 21/05/2018) .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iárias para viagem - até 10/11/2017</text:p>
          </table:table-cell>
          <table:table-cell office:value-type="string" calcext:value-type="string">
            <text:p>Diárias para viagem – até 10/11/2017 – pelo seu valor global, quando excederem a</text:p>
            <text:p>50% (cinquenta por cento) do salário (art. 457 CLT) do empregado (exceto para</text:p>
            <text:p>comissionados federais)</text:p>
            <text:p>(*) = com a alteração do artigo 457 da CLT pela Lei 13.467/17 (vigência 11/11/2017),</text:p>
            <text:p>as Diárias para Viagem deixam de constituir base de incidência de encargos</text:p>
            <text:p>trabalhistas e previdenciários.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ireitos Autorais</text:p>
          </table:table-cell>
          <table:table-cell office:value-type="string" calcext:value-type="string">
            <text:p>Direitos Autorais - os valores recebidos em decorrência da cessão de direitos autorais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ispensa</text:p>
          </table:table-cell>
          <table:table-cell office:value-type="string" calcext:value-type="string">
            <text:p>Dispensa - a importância prevista do inciso I do art. 10 do Ato das Disposições Constitucionais Transitórias, pela dispensa imotivada; 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tapas (marítimos)</text:p>
          </table:table-cell>
          <table:table-cell office:value-type="string" calcext:value-type="string">
            <text:p>Etapas (marítimos)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érias</text:p>
          </table:table-cell>
          <table:table-cell office:value-type="string" calcext:value-type="string">
            <text:p>Férias gozadas e seu respectivo 1/3 Constitucional (art. 137 CLT) – Ver item “Férias - Valor Correspondente à dobra da remuneração”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érias - Abono Pecuniário</text:p>
          </table:table-cell>
          <table:table-cell office:value-type="string" calcext:value-type="string">
            <text:p>Férias - Abono Pecuniário - correspondente à conversão de 1/3 (um terço) das férias</text:p>
            <text:p>em pecúnia (art. 143 da CLT) e seu respectivo 1/3 (um terço) de adicional</text:p>
            <text:p>constitucional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érias indenizadas</text:p>
          </table:table-cell>
          <table:table-cell office:value-type="string" calcext:value-type="string">
            <text:p>Férias indenizadas - as importâncias recebidas a título de férias e respectivo 1/3</text:p>
            <text:p>constitucional, recebidas em rescisão contratual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érias - dobra - rescisão contratual</text:p>
          </table:table-cell>
          <table:table-cell office:value-type="string" calcext:value-type="string">
            <text:p>Férias - valor correspondente à dobra da remuneração de férias, prevista no art. 137, caput, da CLT + 1/3 CF/88, quando indenizadas em rescisão contratual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érias - dobra - vigência do contrato</text:p>
          </table:table-cell>
          <table:table-cell office:value-type="string" calcext:value-type="string">
            <text:p>Férias - valor correspondente à dobra da remuneração de férias, prevista no art. 137, caput, da CLT + 1/3 CF/88, quando pagas na vigência do contrato. 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orjetas</text:p>
          </table:table-cell>
          <table:table-cell office:value-type="string" calcext:value-type="string">
            <text:p>Gorjetas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ratificação de natal - 2ª parcela 13º salário</text:p>
          </table:table-cell>
          <table:table-cell office:value-type="string" calcext:value-type="string">
            <text:p>Gratificação de natal (2ª PARCELA - 13º salário), inclusive quando indenizadas em rescisão e projeção do aviso prévio indenizado.</text:p>
            <text:p>Tributação em separado da remuneração habitual.</text:p>
            <text:p>Solução de Consulta COSIT 99014/2016 (DOU 27/03/2017)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ratificação de natal - 1ª parcela 13º salário</text:p>
          </table:table-cell>
          <table:table-cell office:value-type="string" calcext:value-type="string">
            <text:p>Gratificação de Natal – 1ª parcela do 13º salário (adiantamento).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ratificação - função ou cargo de confiança</text:p>
          </table:table-cell>
          <table:table-cell office:value-type="string" calcext:value-type="string">
            <text:p>Gratificações legais e de função ou cargo de confiança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ras extras</text:p>
          </table:table-cell>
          <table:table-cell office:value-type="string" calcext:value-type="string">
            <text:p>Horas extras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onorários - contribuintes individuais</text:p>
          </table:table-cell>
          <table:table-cell office:value-type="string" calcext:value-type="string">
            <text:p>Honorários pagos por serviços prestados por contribuintes individuais (autônomos, conselheiros, etc.), também chamado de “JETON”. 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norários de Sucumbência</text:p>
          </table:table-cell>
          <table:table-cell office:value-type="string" calcext:value-type="string">
            <text:p>Honorários de Sucumbência (Para o advogado, deve fazer parte do salário de</text:p>
            <text:p>contribuição)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denização - Art. 14 Lei nº 5.889 08/06/1973</text:p>
          </table:table-cell>
          <table:table-cell office:value-type="string" calcext:value-type="string">
            <text:p>Indenização de que trata o art. 14 da Lei nº 5.889, de 8 de junho de 1973; 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denização - Art. 479 - CLT</text:p>
          </table:table-cell>
          <table:table-cell office:value-type="string" calcext:value-type="string">
            <text:p>Indenização de que trata o art. 479 da CLT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denização - Art. 9 Let nº 7.238 29/10/1984</text:p>
          </table:table-cell>
          <table:table-cell office:value-type="string" calcext:value-type="string">
            <text:p>Indenização de que trata o art. 9º da Lei nº 7.238, de 29 de outubro de 1984, relativa à dispensa no período de 30 (trinta) dias que antecede a data-base do empregado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denização por quebra de Estabilidade</text:p>
          </table:table-cell>
          <table:table-cell office:value-type="string" calcext:value-type="string">
            <text:p>Indenização por quebra de Estabilidade.</text:p>
            <text:p>IRRF: Solução de Consulta COSIT 48/2015</text:p>
            <text:p>RGPS: TST – RECURSO DE REVISTA: RR 2175842013512005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denização - incentivo a demissão</text:p>
          </table:table-cell>
          <table:table-cell office:value-type="string" calcext:value-type="string">
            <text:p>Indenização recebida a título de incentivo a demissão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ETON</text:p>
          </table:table-cell>
          <table:table-cell office:value-type="string" calcext:value-type="string">
            <text:p>JETON – Gratificação a Conselheiros diversos. 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icença-prêmio indenizada</text:p>
          </table:table-cell>
          <table:table-cell office:value-type="string" calcext:value-type="string">
            <text:p>Licença-prêmio indenizada ou não gozada por necessidade de serviço.</text:p>
            <text:p>(IRRF: IN RFB 1.500/14, art 62, VI, RGPS: IN RFB 971/09, art 58, V, j) 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icença-prêmio</text:p>
          </table:table-cell>
          <table:table-cell office:value-type="string" calcext:value-type="string">
            <text:p>Licença-prêmio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lta</text:p>
          </table:table-cell>
          <table:table-cell office:value-type="string" calcext:value-type="string">
            <text:p>Multa - valor da multa prevista no § 8º do art. 477 da CLT; (IRRF: sim, IN RFB</text:p>
            <text:p>1.500/14, art 12, XII)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cela "in natura" - PAT</text:p>
          </table:table-cell>
          <table:table-cell office:value-type="string" calcext:value-type="string">
            <text:p>Parcela “in natura” (o próprio alimento) recebida ou não de acordo com o PAT –</text:p>
            <text:p>Programa de Alimentação do Trabalhador.</text:p>
            <text:p>Se for dado em DINHEIRO (Auxílio alimentação), integra a remuneração para todos</text:p>
            <text:p>os efeitos legais e tributa para INSS, IRRF e FGTS, exceto para servidores</text:p>
            <text:p>temporários federais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ticipação nos lucros ou resultados</text:p>
          </table:table-cell>
          <table:table-cell office:value-type="string" calcext:value-type="string">
            <text:p>Participações do empregado nos lucros ou resultados da empresa, quando pagas ou</text:p>
            <text:p>creditadas de acordo com lei específica; (Lei 10.101/2000) (ver limites anuais de</text:p>
            <text:p>isenção para IRRF)</text:p>
            <text:p/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o educacional</text:p>
          </table:table-cell>
          <table:table-cell office:value-type="string" calcext:value-type="string">
            <text:p>Plano Educacional - o valor relativo a plano educacional, ou bolsa de estudo, que</text:p>
            <text:p>vise à educação básica de empregados e seus dependentes e, desde que vinculada</text:p>
            <text:p>às atividades desenvolvidas pela empresa, à educação profissional e tecnológica de</text:p>
            <text:p>empregados, nos termos da Lei no 9.394, de 20 de dezembro de 1996, e: 1. não seja</text:p>
            <text:p>utilizado em substituição de parcela salarial; e 2. o valor mensal do plano</text:p>
            <text:p>educacional ou bolsa de estudo, considerado individualmente, não ultrapasse 5%</text:p>
            <text:p>(cinco por cento) da remuneração do segurado a que se destina ou o valor</text:p>
            <text:p>correspondente a uma vez e meia o valor do limite mínimo mensal do salário-de contribuição, o que for maior;</text:p>
            <text:p>Incluindo matrícula, mensalidade, anuidade, livros e material didático (IN SIT</text:p>
            <text:p>144/2018, art 1false, inciso XXXV)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êmios</text:p>
          </table:table-cell>
          <table:table-cell office:value-type="string" calcext:value-type="string">
            <text:p>Prêmios - liberalidades concedidas pelo empregador em forma de bens, serviços ou</text:p>
            <text:p>valor em dinheiro a empregado ou a grupo de empregados, em razão de</text:p>
            <text:p>desempenho superior ao ordinariamente esperado no exercício de suas atividades.</text:p>
            <text:p>(Art. 457 da CLT, alterado pela lei 13.467/17, com vigência a partir de 11/11/2017).</text:p>
            <text:p>Com a queda da MP 808/2017, caiu a restrição de pagamento em apenas duas vezes</text:p>
            <text:p>por ano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revidência Complementar</text:p>
          </table:table-cell>
          <table:table-cell office:value-type="string" calcext:value-type="string">
            <text:p>Previdência Complementar - o valor das contribuições efetivamente pago pela</text:p>
            <text:p>pessoa jurídica relativo a programa de previdência complementar, aberto ou</text:p>
            <text:p>fechado, desde que disponível à totalidade de seus empregados e dirigentes,</text:p>
            <text:p>observados, no que couber, os arts. 9º e 468 da CLT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arentena remunerada</text:p>
          </table:table-cell>
          <table:table-cell office:value-type="string" calcext:value-type="string">
            <text:p>Quarentena remunerada ou “Remuneração Compensatória” – Valor equivalente a</text:p>
            <text:p>remuneração se em exercício estivesse devida ao trabalhador desligado, em período</text:p>
            <text:p>de quarentena – Lei 12.813/13 (servidores federais) e mera liberalidade de</text:p>
            <text:p>empregadores.</text:p>
            <text:p>IRRF: STJ: RECURSO ESPECIAL Nº 1.224.252 - SC (2010/0222462-5)</text:p>
            <text:p>RGPS: CARF Acórdão 2403-001.851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ebra de caixa do bancário e do comerciário</text:p>
          </table:table-cell>
          <table:table-cell office:value-type="string" calcext:value-type="string">
            <text:p>Quebra de caixa do bancário e do comerciário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pouso semanal</text:p>
          </table:table-cell>
          <table:table-cell office:value-type="string" calcext:value-type="string">
            <text:p>Repouso semanal e feriados civis e religiosos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tiradas de diretores não empregados</text:p>
          </table:table-cell>
          <table:table-cell office:value-type="string" calcext:value-type="string">
            <text:p>Retiradas de diretores não empregados, quando haja deliberação da empresa,</text:p>
            <text:p>garantindo-lhes os direitos decorrentes do contrato de trabalho (art. 16 da Lei nº</text:p>
            <text:p>8.036/90)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lário</text:p>
          </table:table-cell>
          <table:table-cell office:value-type="string" calcext:value-type="string">
            <text:p>Salário em dinheiro, inclusive Salário-maternidade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lário in natura</text:p>
          </table:table-cell>
          <table:table-cell office:value-type="string" calcext:value-type="string">
            <text:p>Salário in natura (em bens ou serviços)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lário-família</text:p>
          </table:table-cell>
          <table:table-cell office:value-type="string" calcext:value-type="string">
            <text:p>Salário-família e os demais benefícios pagos pela Previdência Social, nos termos e</text:p>
            <text:p>limites legais, salvo o salário-maternidade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lário-família - acima do teto legal</text:p>
          </table:table-cell>
          <table:table-cell office:value-type="string" calcext:value-type="string">
            <text:p>Salário-família, no que exceder do valor legal obrigatório.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guro</text:p>
          </table:table-cell>
          <table:table-cell office:value-type="string" calcext:value-type="string">
            <text:p>Seguro - o valor das contribuições efetivamente pago pela pessoa jurídica relativo a</text:p>
            <text:p>prêmio de seguro de vida em grupo, desde que previsto em acordo ou convenção</text:p>
            <text:p>coletiva de trabalho e disponível à totalidade de seus empregados e dirigentes,</text:p>
            <text:p>observados, no que couber, os arts. 9º e 468 da CLT.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e – Alimentação e Habitação - Os valores correspondentes a transporte, alimentação e habitação fornecidos pela empresa ao empregado contratado para trabalhar em localidade distante da de sua residência, em canteiro de obras ou local que, por força da atividade, exija deslocamento e estada, observadas as normas de proteção estabelecidas pelo Ministério do Trabalho e Emprego.</text:p>
            <text:p/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ale-transporte</text:p>
          </table:table-cell>
          <table:table-cell office:value-type="string" calcext:value-type="string">
            <text:p>Vale-transporte, nos termos e limites legais; (se for “auxílio-transporte” – valor fixo</text:p>
            <text:p>não compatível com o transporte – integra a remuneração para todos os efeitos</text:p>
            <text:p>legais). Lei 7.418/85 e Dec. 95.247/87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estuário e Equipamentos</text:p>
          </table:table-cell>
          <table:table-cell office:value-type="string" calcext:value-type="string">
            <text:p>Vestuário e Equipamentos - O valor correspondente a vestuários, equipamentos e</text:p>
            <text:p>outros acessórios fornecidos ao empregado e utilizados no local de trabalho para</text:p>
            <text:p>prestação dos respectivos serviços.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RENDIMENTO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ó-labore</text:p>
          </table:table-cell>
          <table:table-cell office:value-type="string" calcext:value-type="string">
            <text:p>Pró-labore (remuneração do sócio que trabalha na empresa).</text:p>
            <text:p>(*) O FGTS sobre pró-labore é opcional.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ENDIM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1-04-12T15:00:31.760000000</dc:date>
    <dc:creator>Hércules Sant'Ana da Silva José</dc:creator>
    <meta:editing-duration>PT59S</meta:editing-duration>
    <meta:editing-cycles>1</meta:editing-cycles>
    <meta:document-statistic meta:table-count="1" meta:cell-count="600" meta:object-count="0"/>
  </office:meta>
</office:document-meta>
</file>